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0baa53" officeooo:paragraph-rsid="000baa53"/>
    </style:style>
    <style:style style:name="P2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0ee39f" officeooo:paragraph-rsid="000ee39f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4" style:family="paragraph" style:parent-style-name="Standard">
      <style:text-properties officeooo:rsid="000baa53" officeooo:paragraph-rsid="000baa53"/>
    </style:style>
    <style:style style:name="P5" style:family="paragraph" style:parent-style-name="Standard">
      <style:text-properties officeooo:rsid="000baa53" officeooo:paragraph-rsid="000d0467"/>
    </style:style>
    <style:style style:name="P6" style:family="paragraph" style:parent-style-name="Standard">
      <style:text-properties officeooo:paragraph-rsid="000d0467"/>
    </style:style>
    <style:style style:name="P7" style:family="paragraph" style:parent-style-name="Standard">
      <style:text-properties officeooo:rsid="000d0467" officeooo:paragraph-rsid="000d0467"/>
    </style:style>
    <style:style style:name="P8" style:family="paragraph" style:parent-style-name="Standard">
      <style:text-properties officeooo:rsid="000ee39f" officeooo:paragraph-rsid="000ee39f"/>
    </style:style>
    <style:style style:name="P9" style:family="paragraph" style:parent-style-name="Standard">
      <style:text-properties officeooo:rsid="0011111d" officeooo:paragraph-rsid="0011111d"/>
    </style:style>
    <style:style style:name="P10" style:family="paragraph" style:parent-style-name="Standard">
      <style:text-properties officeooo:rsid="001159c6" officeooo:paragraph-rsid="001159c6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baa53" officeooo:paragraph-rsid="000baa53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159c6" officeooo:paragraph-rsid="001159c6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fo:color="#000000" style:font-name="Consolas" fo:font-size="10pt" officeooo:rsid="000baa53" style:font-size-asian="10pt"/>
    </style:style>
    <style:style style:name="T3" style:family="text">
      <style:text-properties fo:color="#000000" style:font-name="Consolas" fo:font-size="10pt" officeooo:rsid="000d0467" style:font-size-asian="10pt"/>
    </style:style>
    <style:style style:name="T4" style:family="text">
      <style:text-properties fo:color="#000000" style:font-name="Consolas" fo:font-size="10pt" officeooo:rsid="000ee39f" style:font-size-asian="10pt"/>
    </style:style>
    <style:style style:name="T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Consolas" fo:font-size="10pt" fo:font-style="italic" style:font-size-asian="10pt" style:font-style-asian="italic"/>
    </style:style>
    <style:style style:name="T7" style:family="text">
      <style:text-properties fo:color="#7f0055" style:font-name="Consolas" fo:font-size="10pt" fo:font-weight="bold" style:font-size-asian="10pt" style:font-weight-asian="bold"/>
    </style:style>
    <style:style style:name="T8" style:family="text">
      <style:text-properties fo:color="#7f0055" style:font-name="Consolas" fo:font-size="10pt" fo:font-weight="bold" officeooo:rsid="000ee39f" style:font-size-asian="10pt" style:font-weight-asian="bold"/>
    </style:style>
    <style:style style:name="T9" style:family="text">
      <style:text-properties fo:color="#6a3e3e" style:font-name="Consolas" fo:font-size="10pt" style:font-size-asian="10pt"/>
    </style:style>
    <style:style style:name="T10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3f7f5f" style:font-name="Consolas" fo:font-size="10pt" style:font-size-asian="10pt"/>
    </style:style>
    <style:style style:name="T12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7f9fbf" style:font-name="Consolas" fo:font-size="10pt" fo:font-weight="bold" style:font-size-asian="10pt" style:font-weight-asian="bold"/>
    </style:style>
    <style:style style:name="T14" style:family="text">
      <style:text-properties fo:color="#2a00ff" style:font-name="Consolas" fo:font-size="10pt" style:font-size-asian="10pt"/>
    </style:style>
    <style:style style:name="T15" style:family="text">
      <style:text-properties fo:color="#2a00ff" style:font-name="Consolas" fo:font-size="10pt" fo:font-style="italic" style:font-size-asian="10pt" style:font-style-asian="italic"/>
    </style:style>
    <style:style style:name="T16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17" style:family="text">
      <style:text-properties fo:color="#008080" style:font-name="Consolas" fo:font-size="10pt" style:font-size-asian="10pt"/>
    </style:style>
    <style:style style:name="T18" style:family="text">
      <style:text-properties fo:color="#008080" style:font-name="Consolas" fo:font-size="10pt" officeooo:rsid="000ee39f" style:font-size-asian="10pt"/>
    </style:style>
    <style:style style:name="T19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20" style:family="text">
      <style:text-properties fo:color="#3f7f7f" style:font-name="Consolas" fo:font-size="10pt" style:font-size-asian="10pt"/>
    </style:style>
    <style:style style:name="T21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fo:color="#7f007f" style:font-name="Consolas" fo:font-size="10pt" style:font-size-asian="10pt"/>
    </style:style>
    <style:style style:name="T24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25" style:family="text">
      <style:text-properties fo:font-variant="normal" fo:text-transform="none" fo:color="#0000ff" style:font-name="Consolas" fo:font-size="10pt" fo:letter-spacing="normal" style:font-size-asian="10pt"/>
    </style:style>
    <style:style style:name="T26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27" style:family="text">
      <style:text-properties fo:color="#3f5fbf" style:font-name="Consolas" fo:font-size="10pt" style:font-size-asian="10pt"/>
    </style:style>
    <style:style style:name="T28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29" style:family="text">
      <style:text-properties fo:color="#646464" style:font-name="Consolas" fo:font-size="10pt" style:font-size-asian="10pt"/>
    </style:style>
    <style:style style:name="T30" style:family="text">
      <style:text-properties fo:color="#0000c0" style:font-name="Consolas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.</text:p>
      <text:p text:style-name="P1">Create a WebApplication to accept login name and password through login.html and check for the username and password in LoginServlet.<text:line-break/>If the username is 'sa' and password is 'pass' display "Welcome User" in the browser else "Invalid User".</text:p>
      <text:p text:style-name="P3">See the Sample Screen Shots in Expected Output Folder</text:p>
      <text:p text:style-name="P6"><text:span text:style-name="T2"><text:tab/></text:span><text:span text:style-name="T17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9">&lt;</text:span><text:span text:style-name="T21">center</text:span><text:span text:style-name="T19">&gt;</text:span></text:p>
      <text:p text:style-name="P11"><text:span text:style-name="T19">&lt;</text:span><text:span text:style-name="T21">table</text:span><text:span text:style-name="T19">&gt;</text:span></text:p>
      <text:p text:style-name="P11"><text:span text:style-name="T19">&lt;</text:span><text:span text:style-name="T21">form</text:span><text:span text:style-name="T5"> </text:span><text:span text:style-name="T24">action</text:span><text:span text:style-name="T5"> =</text:span><text:span text:style-name="T16">"LoginServlet1"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Login Name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&lt;</text:span><text:span text:style-name="T21">input</text:span><text:span text:style-name="T5"> </text:span><text:span text:style-name="T24">type</text:span><text:span text:style-name="T5">=</text:span><text:span text:style-name="T16">"text"</text:span><text:span text:style-name="T5"> </text:span><text:span text:style-name="T24">name</text:span><text:span text:style-name="T5">=</text:span><text:span text:style-name="T16">"name"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Password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=</text:span><text:span text:style-name="T16">"password"</text:span><text:span text:style-name="T5"> </text:span><text:span text:style-name="T24">name</text:span><text:span text:style-name="T5">= </text:span><text:span text:style-name="T16">"pass"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 =</text:span><text:span text:style-name="T16">"submit"</text:span><text:span text:style-name="T5"> </text:span><text:span text:style-name="T24">value</text:span><text:span text:style-name="T5">=</text:span><text:span text:style-name="T16">"login"</text:span><text:span text:style-name="T19">&gt;</text:span></text:p>
      <text:p text:style-name="P11"><text:span text:style-name="T19">&lt;/</text:span><text:span text:style-name="T21">table</text:span><text:span text:style-name="T19">&gt;</text:span></text:p>
      <text:p text:style-name="P11"><text:span text:style-name="T19">&lt;/</text:span><text:span text:style-name="T21">center</text:span><text:span text:style-name="T19">&gt;</text:span></text:p>
      <text:p text:style-name="P11"><text:span text:style-name="T19">&lt;/</text:span><text:span text:style-name="T21">form</text:span><text:span text:style-name="T19">&gt;</text:span></text:p>
      <text:p text:style-name="P11"><text:span text:style-name="T17">&lt;/</text:span><text:span text:style-name="T20">body</text:span><text:span text:style-name="T17">&gt;</text:span></text:p>
      <text:p text:style-name="P5"><text:span text:style-name="T17">&lt;/</text:span><text:span text:style-name="T20">html</text:span><text:span text:style-name="T17">&gt;</text:span></text:p>
      <text:p text:style-name="P5"><text:span text:style-name="T1"/></text:p>
      <text:p text:style-name="P5"><text:span text:style-name="T1">............</text:span></text:p>
      <text:p text:style-name="P5"><text:span text:style-name="T17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">Welcome user</text:span></text:p>
      <text:p text:style-name="P11"><text:span text:style-name="T17">&lt;/</text:span><text:span text:style-name="T20">body</text:span><text:span text:style-name="T17">&gt;</text:span></text:p>
      <text:p text:style-name="P5"><text:span text:style-name="T17">&lt;/</text:span><text:span text:style-name="T20">html</text:span><text:span text:style-name="T17">&gt;</text:span></text:p>
      <text:p text:style-name="P5"><text:span text:style-name="T1">............</text:span></text:p>
      <text:p text:style-name="P5"><text:span text:style-name="T1"/></text:p>
      <text:p text:style-name="P5"><text:span text:style-name="T1"/></text:p>
      <text:p text:style-name="P5"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11"><text:span text:style-name="T1"><text:tab/><text:tab/></text:span><text:span text:style-name="T11">// </text:span><text:span text:style-name="T13">TODO</text:span><text:span text:style-name="T11"> Auto-generated method stub</text:span></text:p>
      <text:p text:style-name="P11"><text:span text:style-name="T1"><text:tab/><text:tab/>PrintWriter </text:span><text:span text:style-name="T10">pw</text:span><text:span text:style-name="T1">=</text:span><text:span text:style-name="T9">response</text:span><text:span text:style-name="T1">.getWriter();</text:span></text:p>
      <text:p text:style-name="P11"><text:span text:style-name="T1"><text:tab/><text:tab/>String </text:span><text:span text:style-name="T9">name</text:span><text:span text:style-name="T1">= </text:span><text:span text:style-name="T9">request</text:span><text:span text:style-name="T1">.getParameter(</text:span><text:span text:style-name="T14">"name"</text:span><text:span text:style-name="T1">);</text:span></text:p>
      <text:p text:style-name="P11"><text:span text:style-name="T1"><text:tab/><text:tab/>String </text:span><text:span text:style-name="T9">pass</text:span><text:span text:style-name="T1">= </text:span><text:span text:style-name="T9">request</text:span><text:span text:style-name="T1">.getParameter(</text:span><text:span text:style-name="T14">"pass"</text:span><text:span text:style-name="T1">);</text:span></text:p>
      <text:p text:style-name="P11"><text:span text:style-name="T1"><text:tab/><text:tab/></text:span><text:span text:style-name="T7">if</text:span><text:span text:style-name="T1">(</text:span><text:span text:style-name="T9">name</text:span><text:span text:style-name="T1">.equals(</text:span><text:span text:style-name="T14">"sa"</text:span><text:span text:style-name="T1">) &amp;&amp; </text:span><text:span text:style-name="T9">pass</text:span><text:span text:style-name="T1">.equals(</text:span><text:span text:style-name="T14">"pass"</text:span><text:span text:style-name="T1">))</text:span></text:p>
      <text:p text:style-name="P11"><text:span text:style-name="T1"><text:tab/><text:tab/>{</text:span></text:p>
      <text:p text:style-name="P11"><text:span text:style-name="T1"><text:tab/><text:tab/><text:tab/></text:span><text:span text:style-name="T9">response</text:span><text:span text:style-name="T1">.sendRedirect(</text:span><text:span text:style-name="T14">"home.html"</text:span><text:span text:style-name="T1">);</text:span></text:p>
      <text:p text:style-name="P11"><text:span text:style-name="T1"><text:tab/><text:tab/><text:tab/></text:span><text:span text:style-name="T11">//RequestDispatcher </text:span><text:span text:style-name="T12">rd</text:span><text:span text:style-name="T11">=request.getRequestDispatcher("home.html");</text:span></text:p>
      <text:p text:style-name="P11"><text:span text:style-name="T1"><text:tab/><text:tab/><text:tab/></text:span><text:span text:style-name="T11">//rd.forward(request,response);</text:span></text:p>
      <text:p text:style-name="P11"><text:span text:style-name="T1"><text:tab/><text:tab/>}</text:span></text:p>
      <text:p text:style-name="P11"><text:span text:style-name="T1"><text:tab/><text:tab/></text:span></text:p>
      <text:p text:style-name="P11"><text:span text:style-name="T1"><text:tab/><text:tab/></text:span></text:p>
      <text:p text:style-name="P4"><text:span text:style-name="T1"><text:tab/>}</text:span></text:p>
      <text:p text:style-name="P14"><text:span text:style-name="T1"/></text:p>
      <text:p text:style-name="P6"><text:span text:style-name="T3">3. </text:span><text:span text:style-name="T4">C</text:span><text:span text:style-name="T26">reate a WebApplication to accept login name and password through login.html and check for the </text:span><text:soft-page-break/><text:span text:style-name="T26">username and password in LoginServlet.</text:span><text:span text:style-name="T1"><text:line-break/></text:span><text:span text:style-name="T26">If the username is 'sa' and password is 'pass' , go to a new html page called home.html. Inside home.html set the message ..</text:span><text:span text:style-name="T1"><text:line-break/></text:span><text:span text:style-name="T25"> </text:span><text:span text:style-name="T26">Welcome User</text:span><text:span text:style-name="T1"><text:line-break/></text:span><text:span text:style-name="T25"> </text:span><text:span text:style-name="T1"><text:line-break/></text:span><text:span text:style-name="T25"> </text:span><text:span text:style-name="T26">if invalid user go to another page called error.html . display the message inside error.html as Invalid User in RED color.</text:span><text:span text:style-name="T1"><text:line-break/></text:span><text:span text:style-name="T25"> </text:span><text:span text:style-name="T1"> </text:span></text:p>
      <text:p text:style-name="P7"><text:span text:style-name="T17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9">&lt;</text:span><text:span text:style-name="T21">center</text:span><text:span text:style-name="T19">&gt;</text:span></text:p>
      <text:p text:style-name="P11"><text:span text:style-name="T19">&lt;</text:span><text:span text:style-name="T21">table</text:span><text:span text:style-name="T19">&gt;</text:span></text:p>
      <text:p text:style-name="P11"><text:span text:style-name="T19">&lt;</text:span><text:span text:style-name="T21">form</text:span><text:span text:style-name="T5"> </text:span><text:span text:style-name="T24">action</text:span><text:span text:style-name="T5"> =</text:span><text:span text:style-name="T16">"LoginServlet1"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Login Name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&lt;</text:span><text:span text:style-name="T21">input</text:span><text:span text:style-name="T5"> </text:span><text:span text:style-name="T24">type</text:span><text:span text:style-name="T5">=</text:span><text:span text:style-name="T16">"text"</text:span><text:span text:style-name="T5"> </text:span><text:span text:style-name="T24">name</text:span><text:span text:style-name="T5">=</text:span><text:span text:style-name="T16">"name"</text:span><text:span text:style-name="T19">&gt;</text:span><text:span text:style-name="T5"> </text:span><text:span text:style-name="T19">&lt;</text:span><text:span text:style-name="T21">br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Password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=</text:span><text:span text:style-name="T16">"password"</text:span><text:span text:style-name="T5"> </text:span><text:span text:style-name="T24">name</text:span><text:span text:style-name="T5">= </text:span><text:span text:style-name="T16">"pass"</text:span><text:span text:style-name="T19">&gt;&lt;</text:span><text:span text:style-name="T21">br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 =</text:span><text:span text:style-name="T16">"submit"</text:span><text:span text:style-name="T5"> </text:span><text:span text:style-name="T24">value</text:span><text:span text:style-name="T5">=</text:span><text:span text:style-name="T16">"login"</text:span><text:span text:style-name="T19">&gt;</text:span></text:p>
      <text:p text:style-name="P11"><text:span text:style-name="T19">&lt;/</text:span><text:span text:style-name="T21">table</text:span><text:span text:style-name="T19">&gt;</text:span></text:p>
      <text:p text:style-name="P11"><text:span text:style-name="T19">&lt;/</text:span><text:span text:style-name="T21">center</text:span><text:span text:style-name="T19">&gt;</text:span></text:p>
      <text:p text:style-name="P11"><text:span text:style-name="T19">&lt;/</text:span><text:span text:style-name="T21">form</text:span><text:span text:style-name="T19">&gt;</text:span></text:p>
      <text:p text:style-name="P12"/>
      <text:p text:style-name="P11"><text:span text:style-name="T17">&lt;/</text:span><text:span text:style-name="T20">body</text:span><text:span text:style-name="T17">&gt;</text:span></text:p>
      <text:p text:style-name="P7"><text:span text:style-name="T17">&lt;/</text:span><text:span text:style-name="T20">html</text:span><text:span text:style-name="T17">&gt;</text:span></text:p>
      <text:p text:style-name="P7"><text:span text:style-name="T1">.......................</text:span></text:p>
      <text:p text:style-name="P7"><text:span text:style-name="T1"/></text:p>
      <text:p text:style-name="P7"><text:span text:style-name="T17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9">&lt;</text:span><text:span text:style-name="T21">center</text:span><text:span text:style-name="T19">&gt;</text:span><text:span text:style-name="T5"> </text:span><text:span text:style-name="T19">&lt;</text:span><text:span text:style-name="T21">font</text:span><text:span text:style-name="T5"> </text:span><text:span text:style-name="T24">size</text:span><text:span text:style-name="T5">= </text:span><text:span text:style-name="T16">"500"</text:span><text:span text:style-name="T5"> </text:span><text:span text:style-name="T19">&gt;</text:span><text:span text:style-name="T5"> Welcome user </text:span><text:span text:style-name="T19">&lt;/</text:span><text:span text:style-name="T21">font</text:span><text:span text:style-name="T19">&gt;</text:span><text:span text:style-name="T5"> </text:span><text:span text:style-name="T19">&lt;/</text:span><text:span text:style-name="T21">center</text:span><text:span text:style-name="T19">&gt;</text:span></text:p>
      <text:p text:style-name="P11"><text:span text:style-name="T17">&lt;/</text:span><text:span text:style-name="T20">body</text:span><text:span text:style-name="T17">&gt;</text:span></text:p>
      <text:p text:style-name="P7"><text:span text:style-name="T17">&lt;/</text:span><text:span text:style-name="T20">html</text:span><text:span text:style-name="T17">&gt;</text:span></text:p>
      <text:p text:style-name="P7"><text:span text:style-name="T17"/></text:p>
      <text:p text:style-name="P7"><text:span text:style-name="T1">...................</text:span></text:p>
      <text:p text:style-name="P7"><text:span text:style-name="T1"/></text:p>
      <text:p text:style-name="P7"><text:span text:style-name="T17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2"/>
      <text:p text:style-name="P11"><text:span text:style-name="T19">&lt;</text:span><text:span text:style-name="T21">center</text:span><text:span text:style-name="T19">&gt;</text:span><text:span text:style-name="T5"> </text:span><text:span text:style-name="T19">&lt;</text:span><text:span text:style-name="T21">font</text:span><text:span text:style-name="T5"> </text:span><text:span text:style-name="T24">size</text:span><text:span text:style-name="T5">= </text:span><text:span text:style-name="T16">"500"</text:span><text:span text:style-name="T5"> <text:s/></text:span><text:span text:style-name="T24">font</text:span><text:span text:style-name="T5"> </text:span><text:span text:style-name="T24">color</text:span><text:span text:style-name="T5"> =</text:span><text:span text:style-name="T16">"red"</text:span><text:span text:style-name="T19">&gt;</text:span><text:span text:style-name="T5"> Invalid user </text:span><text:span text:style-name="T19">&lt;/</text:span><text:span text:style-name="T21">font</text:span><text:span text:style-name="T19">&gt;</text:span><text:span text:style-name="T5"> </text:span><text:span text:style-name="T19">&lt;/</text:span><text:span text:style-name="T21">center</text:span><text:span text:style-name="T19">&gt;</text:span></text:p>
      <text:p text:style-name="P11"><text:span text:style-name="T17">&lt;/</text:span><text:span text:style-name="T20">body</text:span><text:span text:style-name="T17">&gt;</text:span></text:p>
      <text:p text:style-name="P7"><text:span text:style-name="T17">&lt;/</text:span><text:span text:style-name="T20">html</text:span><text:span text:style-name="T17">&gt;</text:span></text:p>
      <text:p text:style-name="P7"><text:span text:style-name="T1">...............</text:span></text:p>
      <text:p text:style-name="P7"><text:span text:style-name="T1"/></text:p>
      <text:p text:style-name="P7"><text:span text:style-name="T7">package</text:span><text:span text:style-name="T1"> com.dsrc;</text:span></text:p>
      <text:p text:style-name="P12"/>
      <text:p text:style-name="P11"><text:soft-page-break/><text:span text:style-name="T7">import</text:span><text:span text:style-name="T1"> java.io.IOException;</text:span></text:p>
      <text:p text:style-name="P11"><text:span text:style-name="T7">import</text:span><text:span text:style-name="T1"> java.io.PrintWriter;</text:span></text:p>
      <text:p text:style-name="P12"/>
      <text:p text:style-name="P11"><text:span text:style-name="T7">import</text:span><text:span text:style-name="T1"> javax.servlet.ServletException;</text:span></text:p>
      <text:p text:style-name="P11"><text:span text:style-name="T7">import</text:span><text:span text:style-name="T1"> javax.servlet.annotation.WebServlet;</text:span></text:p>
      <text:p text:style-name="P11"><text:span text:style-name="T7">import</text:span><text:span text:style-name="T1"> javax.servlet.http.HttpServlet;</text:span></text:p>
      <text:p text:style-name="P11"><text:span text:style-name="T7">import</text:span><text:span text:style-name="T1"> javax.servlet.http.HttpServletRequest;</text:span></text:p>
      <text:p text:style-name="P11"><text:span text:style-name="T7">import</text:span><text:span text:style-name="T1"> javax.servlet.http.HttpServletResponse;</text:span></text:p>
      <text:p text:style-name="P12"/>
      <text:p text:style-name="P11"><text:span text:style-name="T27">/**</text:span></text:p>
      <text:p text:style-name="P11"><text:span text:style-name="T27"><text:s/>* </text:span><text:span text:style-name="T28">Servlet</text:span><text:span text:style-name="T27"> implementation class LoginServlet1</text:span></text:p>
      <text:p text:style-name="P11"><text:span text:style-name="T27"><text:s/>*/</text:span></text:p>
      <text:p text:style-name="P11"><text:span text:style-name="T29">@WebServlet</text:span><text:span text:style-name="T1">(</text:span><text:span text:style-name="T14">"/LoginServlet1"</text:span><text:span text:style-name="T1">)</text:span></text:p>
      <text:p text:style-name="P11"><text:span text:style-name="T7">public</text:span><text:span text:style-name="T1"> </text:span><text:span text:style-name="T7">class</text:span><text:span text:style-name="T1"> LoginServlet1 </text:span><text:span text:style-name="T7">extends</text:span><text:span text:style-name="T1"> HttpServlet {</text:span></text:p>
      <text:p text:style-name="P11"><text:span text:style-name="T1"><text:tab/></text:span><text:span text:style-name="T7">private</text:span><text:span text:style-name="T1"> </text:span><text:span text:style-name="T7">static</text:span><text:span text:style-name="T1"> </text:span><text:span text:style-name="T7">final</text:span><text:span text:style-name="T1"> </text:span><text:span text:style-name="T7">long</text:span><text:span text:style-name="T1"> </text:span><text:span text:style-name="T30">serialVersionUID</text:span><text:span text:style-name="T1"> = 1L;</text:span></text:p>
      <text:p text:style-name="P11"><text:span text:style-name="T1"><text:s text:c="7"/></text:span></text:p>
      <text:p text:style-name="P11"><text:span text:style-name="T1"><text:s text:c="4"/></text:span><text:span text:style-name="T27">/**</text:span></text:p>
      <text:p text:style-name="P11"><text:span text:style-name="T27"><text:s text:c="5"/>* </text:span><text:span text:style-name="T13">@see</text:span><text:span text:style-name="T27"> HttpServlet#HttpServlet()</text:span></text:p>
      <text:p text:style-name="P11"><text:span text:style-name="T27"><text:s text:c="5"/>*/</text:span></text:p>
      <text:p text:style-name="P11"><text:span text:style-name="T1"><text:s text:c="4"/></text:span><text:span text:style-name="T7">public</text:span><text:span text:style-name="T1"> LoginServlet1() {</text:span></text:p>
      <text:p text:style-name="P11"><text:span text:style-name="T1"><text:s text:c="8"/></text:span><text:span text:style-name="T7">super</text:span><text:span text:style-name="T1">();</text:span></text:p>
      <text:p text:style-name="P11"><text:span text:style-name="T1"><text:s text:c="8"/></text:span><text:span text:style-name="T11">// </text:span><text:span text:style-name="T13">TODO</text:span><text:span text:style-name="T11"> Auto-generated constructor stub</text:span></text:p>
      <text:p text:style-name="P11"><text:span text:style-name="T1"><text:s text:c="4"/>}</text:span></text:p>
      <text:p text:style-name="P12"/>
      <text:p text:style-name="P11"><text:span text:style-name="T1"><text:tab/></text:span><text:span text:style-name="T27">/**</text:span></text:p>
      <text:p text:style-name="P11"><text:span text:style-name="T27"><text:tab/> * </text:span><text:span text:style-name="T13">@see</text:span><text:span text:style-name="T27"> HttpServlet#doGet(HttpServletRequest request, HttpServletResponse response)</text:span></text:p>
      <text:p text:style-name="P11"><text:span text:style-name="T27"><text:tab/> */</text:span></text:p>
      <text:p text:style-name="P11"><text:span text:style-name="T1"><text:tab/></text:span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11"><text:span text:style-name="T1"><text:tab/><text:tab/></text:span><text:span text:style-name="T11">// </text:span><text:span text:style-name="T13">TODO</text:span><text:span text:style-name="T11"> Auto-generated method stub</text:span></text:p>
      <text:p text:style-name="P11"><text:span text:style-name="T1"><text:tab/><text:tab/>PrintWriter </text:span><text:span text:style-name="T10">pw</text:span><text:span text:style-name="T1">=</text:span><text:span text:style-name="T9">response</text:span><text:span text:style-name="T1">.getWriter();</text:span></text:p>
      <text:p text:style-name="P11"><text:span text:style-name="T1"><text:tab/><text:tab/>String </text:span><text:span text:style-name="T9">name</text:span><text:span text:style-name="T1">= </text:span><text:span text:style-name="T9">request</text:span><text:span text:style-name="T1">.getParameter(</text:span><text:span text:style-name="T14">"name"</text:span><text:span text:style-name="T1">);</text:span></text:p>
      <text:p text:style-name="P11"><text:span text:style-name="T1"><text:tab/><text:tab/>String </text:span><text:span text:style-name="T9">pass</text:span><text:span text:style-name="T1">= </text:span><text:span text:style-name="T9">request</text:span><text:span text:style-name="T1">.getParameter(</text:span><text:span text:style-name="T14">"pass"</text:span><text:span text:style-name="T1">);</text:span></text:p>
      <text:p text:style-name="P11"><text:span text:style-name="T1"><text:tab/><text:tab/></text:span><text:span text:style-name="T7">if</text:span><text:span text:style-name="T1">(</text:span><text:span text:style-name="T9">name</text:span><text:span text:style-name="T1">.equals(</text:span><text:span text:style-name="T14">"sa"</text:span><text:span text:style-name="T1">) &amp;&amp; </text:span><text:span text:style-name="T9">pass</text:span><text:span text:style-name="T1">.equals(</text:span><text:span text:style-name="T14">"pass"</text:span><text:span text:style-name="T1">))</text:span></text:p>
      <text:p text:style-name="P11"><text:span text:style-name="T1"><text:tab/><text:tab/>{</text:span></text:p>
      <text:p text:style-name="P11"><text:span text:style-name="T1"><text:tab/><text:tab/><text:tab/></text:span><text:span text:style-name="T9">response</text:span><text:span text:style-name="T1">.sendRedirect(</text:span><text:span text:style-name="T14">"home.html"</text:span><text:span text:style-name="T1">);</text:span></text:p>
      <text:p text:style-name="P11"><text:span text:style-name="T1"><text:tab/><text:tab/>}</text:span></text:p>
      <text:p text:style-name="P11"><text:span text:style-name="T1"><text:tab/><text:tab/></text:span><text:span text:style-name="T7">else</text:span><text:span text:style-name="T1">{</text:span></text:p>
      <text:p text:style-name="P11"><text:span text:style-name="T1"><text:tab/><text:tab/><text:tab/></text:span><text:span text:style-name="T9">response</text:span><text:span text:style-name="T1">.sendRedirect(</text:span><text:span text:style-name="T14">"error.html"</text:span><text:span text:style-name="T1">);</text:span></text:p>
      <text:p text:style-name="P11"><text:span text:style-name="T1"><text:tab/>}</text:span></text:p>
      <text:p text:style-name="P11"><text:span text:style-name="T1"><text:tab/>}</text:span></text:p>
      <text:p text:style-name="P12"/>
      <text:p text:style-name="P11"><text:span text:style-name="T1"><text:tab/></text:span><text:span text:style-name="T27">/**</text:span></text:p>
      <text:p text:style-name="P11"><text:span text:style-name="T27"><text:tab/> * </text:span><text:span text:style-name="T13">@see</text:span><text:span text:style-name="T27"> HttpServlet#doPost(HttpServletRequest request, HttpServletResponse response)</text:span></text:p>
      <text:p text:style-name="P11"><text:span text:style-name="T27"><text:tab/> */</text:span></text:p>
      <text:p text:style-name="P11"><text:span text:style-name="T1"><text:tab/></text:span><text:span text:style-name="T7">protected</text:span><text:span text:style-name="T1"> </text:span><text:span text:style-name="T7">void</text:span><text:span text:style-name="T1"> doPos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11"><text:span text:style-name="T1"><text:tab/><text:tab/></text:span><text:span text:style-name="T11">// </text:span><text:span text:style-name="T13">TODO</text:span><text:span text:style-name="T11"> Auto-generated method stub</text:span></text:p>
      <text:p text:style-name="P11"><text:span text:style-name="T1"><text:tab/><text:tab/>doGet(</text:span><text:span text:style-name="T9">request</text:span><text:span text:style-name="T1">, </text:span><text:span text:style-name="T9">response</text:span><text:span text:style-name="T1">);</text:span></text:p>
      <text:p text:style-name="P11"><text:span text:style-name="T1"><text:tab/>}</text:span></text:p>
      <text:p text:style-name="P12"/>
      <text:p text:style-name="P13"><text:span text:style-name="T1">}</text:span></text:p>
      <text:p text:style-name="P7"><text:span text:style-name="T1"/></text:p>
      <text:p text:style-name="P8"><text:span text:style-name="T1">4.</text:span></text:p>
      <text:p text:style-name="P2"><text:span text:style-name="T1">Create a WebApplication to accept login name , password and role through login.html<text:line-break/>Role should be accepted using a DropDown List and Roles must be admin and user. </text:span></text:p>
      <text:p text:style-name="P3"><text:soft-page-break/>If the username is 'sa' and password is 'pass' check for the role. <text:line-break/>If the role selected is Admin go to a new html page called Adminhome.html with Welcome Admin<text:line-break/>If the role selected is User go to a new html page called Userhome.html with Welcome User<text:line-break/>If invalid user go to another page called error.html . display the message inside error.html as Invalid User in RED color.</text:p>
      <text:p text:style-name="Text_20_body"><text:line-break/><text:span text:style-name="T18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9">&lt;</text:span><text:span text:style-name="T21">center</text:span><text:span text:style-name="T19">&gt;</text:span></text:p>
      <text:p text:style-name="P11"><text:span text:style-name="T19">&lt;</text:span><text:span text:style-name="T21">table</text:span><text:span text:style-name="T19">&gt;</text:span></text:p>
      <text:p text:style-name="P11"><text:span text:style-name="T19">&lt;</text:span><text:span text:style-name="T21">form</text:span><text:span text:style-name="T5"> </text:span><text:span text:style-name="T24">action</text:span><text:span text:style-name="T5"> =</text:span><text:span text:style-name="T16">"LoginServlet1"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Login Name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&lt;</text:span><text:span text:style-name="T21">input</text:span><text:span text:style-name="T5"> </text:span><text:span text:style-name="T24">type</text:span><text:span text:style-name="T5">=</text:span><text:span text:style-name="T16">"text"</text:span><text:span text:style-name="T5"> </text:span><text:span text:style-name="T24">name</text:span><text:span text:style-name="T5">=</text:span><text:span text:style-name="T16">"name"</text:span><text:span text:style-name="T19">&gt;</text:span><text:span text:style-name="T5">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br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Password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=</text:span><text:span text:style-name="T16">"password"</text:span><text:span text:style-name="T5"> </text:span><text:span text:style-name="T24">name</text:span><text:span text:style-name="T5">= </text:span><text:span text:style-name="T16">"pass"</text:span><text:span text:style-name="T19">&gt;</text:span><text:span text:style-name="T5">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br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Role </text:span><text:span text:style-name="T19">&lt;/</text:span><text:span text:style-name="T21">td</text:span><text:span text:style-name="T19">&gt;</text:span></text:p>
      <text:p text:style-name="P11"><text:span text:style-name="T5"><text:tab/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select</text:span><text:span text:style-name="T5"> </text:span><text:span text:style-name="T24">name</text:span><text:span text:style-name="T5"> =</text:span><text:span text:style-name="T16">"s"</text:span><text:span text:style-name="T19">&gt;</text:span><text:span text:style-name="T5"> </text:span><text:span text:style-name="T19">&lt;</text:span><text:span text:style-name="T21">option</text:span><text:span text:style-name="T5"> </text:span><text:span text:style-name="T24">value</text:span><text:span text:style-name="T5"> =</text:span><text:span text:style-name="T16">"1"</text:span><text:span text:style-name="T19">&gt;</text:span><text:span text:style-name="T5"> User </text:span><text:span text:style-name="T19">&lt;/</text:span><text:span text:style-name="T21">option</text:span><text:span text:style-name="T19">&gt;</text:span></text:p>
      <text:p text:style-name="P11"><text:span text:style-name="T5"><text:tab/> <text:tab/><text:tab/><text:tab/> <text:s text:c="2"/><text:tab/><text:tab/><text:tab/> </text:span><text:span text:style-name="T19">&lt;</text:span><text:span text:style-name="T21">option</text:span><text:span text:style-name="T5"> </text:span><text:span text:style-name="T24">value</text:span><text:span text:style-name="T5"> =</text:span><text:span text:style-name="T16">"2"</text:span><text:span text:style-name="T19">&gt;</text:span><text:span text:style-name="T5"> Admin </text:span><text:span text:style-name="T19">&lt;/</text:span><text:span text:style-name="T21">option</text:span><text:span text:style-name="T19">&gt;</text:span><text:span text:style-name="T5"><text:tab/><text:tab/></text:span></text:p>
      <text:p text:style-name="P11"><text:span text:style-name="T5"><text:tab/> <text:tab/> <text:s/></text:span><text:span text:style-name="T19">&lt;/</text:span><text:span text:style-name="T21">select</text:span><text:span text:style-name="T19">&gt;</text:span></text:p>
      <text:p text:style-name="P11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 =</text:span><text:span text:style-name="T16">"submit"</text:span><text:span text:style-name="T5"> </text:span><text:span text:style-name="T24">value</text:span><text:span text:style-name="T5">=</text:span><text:span text:style-name="T16">"login"</text:span><text:span text:style-name="T19">&gt;</text:span><text:span text:style-name="T5"> </text:span><text:span text:style-name="T19">&lt;/</text:span><text:span text:style-name="T21">td</text:span><text:span text:style-name="T19">&gt;</text:span></text:p>
      <text:p text:style-name="P11"><text:span text:style-name="T19">&lt;/</text:span><text:span text:style-name="T21">table</text:span><text:span text:style-name="T19">&gt;</text:span></text:p>
      <text:p text:style-name="P11"><text:span text:style-name="T19">&lt;/</text:span><text:span text:style-name="T21">center</text:span><text:span text:style-name="T19">&gt;</text:span></text:p>
      <text:p text:style-name="P11"><text:span text:style-name="T19">&lt;/</text:span><text:span text:style-name="T21">form</text:span><text:span text:style-name="T19">&gt;</text:span></text:p>
      <text:p text:style-name="P12"/>
      <text:p text:style-name="P11"><text:span text:style-name="T17">&lt;/</text:span><text:span text:style-name="T20">body</text:span><text:span text:style-name="T17">&gt;</text:span></text:p>
      <text:p text:style-name="Standard"><text:span text:style-name="T17">&lt;/</text:span><text:span text:style-name="T20">html</text:span><text:span text:style-name="T17">&gt;</text:span></text:p>
      <text:p text:style-name="Standard"><text:span text:style-name="T4">..................</text:span></text:p>
      <text:p text:style-name="Standard"><text:span text:style-name="T18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">welcome user</text:span></text:p>
      <text:p text:style-name="P11"><text:span text:style-name="T17">&lt;/</text:span><text:span text:style-name="T20">body</text:span><text:span text:style-name="T17">&gt;</text:span></text:p>
      <text:p text:style-name="Standard"><text:span text:style-name="T17">&lt;/</text:span><text:span text:style-name="T20">html</text:span><text:span text:style-name="T17">&gt;</text:span></text:p>
      <text:p text:style-name="Standard"><text:span text:style-name="T4">..................</text:span></text:p>
      <text:p text:style-name="Standard"><text:span text:style-name="T18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">welcome </text:span><text:span text:style-name="T5">admin</text:span></text:p>
      <text:p text:style-name="P11"><text:span text:style-name="T17">&lt;/</text:span><text:span text:style-name="T20">body</text:span><text:span text:style-name="T17">&gt;</text:span></text:p>
      <text:p text:style-name="Standard"><text:span text:style-name="T17">&lt;/</text:span><text:span text:style-name="T20">html</text:span><text:span text:style-name="T17">&gt;</text:span></text:p>
      <text:p text:style-name="Standard"><text:span text:style-name="T4">..........</text:span></text:p>
      <text:p text:style-name="Standard"><text:span text:style-name="T18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oft-page-break/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9">&lt;</text:span><text:span text:style-name="T21">center</text:span><text:span text:style-name="T19">&gt;</text:span><text:span text:style-name="T5"> </text:span><text:span text:style-name="T19">&lt;</text:span><text:span text:style-name="T21">font</text:span><text:span text:style-name="T5"> </text:span><text:span text:style-name="T24">size</text:span><text:span text:style-name="T5">= </text:span><text:span text:style-name="T16">"500"</text:span><text:span text:style-name="T5"> <text:s/></text:span><text:span text:style-name="T24">font</text:span><text:span text:style-name="T5"> </text:span><text:span text:style-name="T24">color</text:span><text:span text:style-name="T5"> =</text:span><text:span text:style-name="T16">"red"</text:span><text:span text:style-name="T19">&gt;</text:span><text:span text:style-name="T5"> Invalid user </text:span><text:span text:style-name="T19">&lt;/</text:span><text:span text:style-name="T21">font</text:span><text:span text:style-name="T19">&gt;</text:span><text:span text:style-name="T5"> </text:span><text:span text:style-name="T19">&lt;/</text:span><text:span text:style-name="T21">center</text:span><text:span text:style-name="T19">&gt;</text:span></text:p>
      <text:p text:style-name="P11"><text:span text:style-name="T17">&lt;/</text:span><text:span text:style-name="T20">body</text:span><text:span text:style-name="T17">&gt;</text:span></text:p>
      <text:p text:style-name="P11"><text:span text:style-name="T17">&lt;/</text:span><text:span text:style-name="T20">body</text:span><text:span text:style-name="T17">&gt;</text:span></text:p>
      <text:p text:style-name="Standard"><text:span text:style-name="T17">&lt;/</text:span><text:span text:style-name="T20">html</text:span><text:span text:style-name="T17">&gt;</text:span></text:p>
      <text:p text:style-name="Standard"><text:span text:style-name="T4">...............</text:span></text:p>
      <text:p text:style-name="Standard"><text:span text:style-name="T8">package</text:span><text:span text:style-name="T1"> com.dsrc;</text:span></text:p>
      <text:p text:style-name="P12"/>
      <text:p text:style-name="P11"><text:span text:style-name="T7">import</text:span><text:span text:style-name="T1"> java.io.IOException;</text:span></text:p>
      <text:p text:style-name="P11"><text:span text:style-name="T7">import</text:span><text:span text:style-name="T1"> java.io.PrintWriter;</text:span></text:p>
      <text:p text:style-name="P12"/>
      <text:p text:style-name="P11"><text:span text:style-name="T7">import</text:span><text:span text:style-name="T1"> javax.servlet.ServletException;</text:span></text:p>
      <text:p text:style-name="P11"><text:span text:style-name="T7">import</text:span><text:span text:style-name="T1"> javax.servlet.annotation.WebServlet;</text:span></text:p>
      <text:p text:style-name="P11"><text:span text:style-name="T7">import</text:span><text:span text:style-name="T1"> javax.servlet.http.HttpServlet;</text:span></text:p>
      <text:p text:style-name="P11"><text:span text:style-name="T7">import</text:span><text:span text:style-name="T1"> javax.servlet.http.HttpServletRequest;</text:span></text:p>
      <text:p text:style-name="P11"><text:span text:style-name="T7">import</text:span><text:span text:style-name="T1"> javax.servlet.http.HttpServletResponse;</text:span></text:p>
      <text:p text:style-name="P12"/>
      <text:p text:style-name="P11"><text:span text:style-name="T27">/**</text:span></text:p>
      <text:p text:style-name="P11"><text:span text:style-name="T27"><text:s/>* </text:span><text:span text:style-name="T28">Servlet</text:span><text:span text:style-name="T27"> implementation class LoginServlet1</text:span></text:p>
      <text:p text:style-name="P11"><text:span text:style-name="T27"><text:s/>*/</text:span></text:p>
      <text:p text:style-name="P11"><text:span text:style-name="T29">@WebServlet</text:span><text:span text:style-name="T1">(</text:span><text:span text:style-name="T14">"/LoginServlet1"</text:span><text:span text:style-name="T1">)</text:span></text:p>
      <text:p text:style-name="P11"><text:span text:style-name="T7">public</text:span><text:span text:style-name="T1"> </text:span><text:span text:style-name="T7">class</text:span><text:span text:style-name="T1"> LoginServlet1 </text:span><text:span text:style-name="T7">extends</text:span><text:span text:style-name="T1"> HttpServlet {</text:span></text:p>
      <text:p text:style-name="P11"><text:span text:style-name="T1"><text:tab/></text:span><text:span text:style-name="T7">private</text:span><text:span text:style-name="T1"> </text:span><text:span text:style-name="T7">static</text:span><text:span text:style-name="T1"> </text:span><text:span text:style-name="T7">final</text:span><text:span text:style-name="T1"> </text:span><text:span text:style-name="T7">long</text:span><text:span text:style-name="T1"> </text:span><text:span text:style-name="T30">serialVersionUID</text:span><text:span text:style-name="T1"> = 1L;</text:span></text:p>
      <text:p text:style-name="P11"><text:span text:style-name="T1"><text:s text:c="7"/></text:span></text:p>
      <text:p text:style-name="P11"><text:span text:style-name="T1"><text:s text:c="4"/></text:span><text:span text:style-name="T27">/**</text:span></text:p>
      <text:p text:style-name="P11"><text:span text:style-name="T27"><text:s text:c="5"/>* </text:span><text:span text:style-name="T13">@see</text:span><text:span text:style-name="T27"> HttpServlet#HttpServlet()</text:span></text:p>
      <text:p text:style-name="P11"><text:span text:style-name="T27"><text:s text:c="5"/>*/</text:span></text:p>
      <text:p text:style-name="P11"><text:span text:style-name="T1"><text:s text:c="4"/></text:span><text:span text:style-name="T7">public</text:span><text:span text:style-name="T1"> LoginServlet1() {</text:span></text:p>
      <text:p text:style-name="P11"><text:span text:style-name="T1"><text:s text:c="8"/></text:span><text:span text:style-name="T7">super</text:span><text:span text:style-name="T1">();</text:span></text:p>
      <text:p text:style-name="P11"><text:span text:style-name="T1"><text:s text:c="8"/></text:span><text:span text:style-name="T11">// </text:span><text:span text:style-name="T13">TODO</text:span><text:span text:style-name="T11"> Auto-generated constructor stub</text:span></text:p>
      <text:p text:style-name="P11"><text:span text:style-name="T1"><text:s text:c="4"/>}</text:span></text:p>
      <text:p text:style-name="P12"/>
      <text:p text:style-name="P11"><text:span text:style-name="T1"><text:tab/></text:span><text:span text:style-name="T27">/**</text:span></text:p>
      <text:p text:style-name="P11"><text:span text:style-name="T27"><text:tab/> * </text:span><text:span text:style-name="T13">@see</text:span><text:span text:style-name="T27"> HttpServlet#doGet(HttpServletRequest request, HttpServletResponse response)</text:span></text:p>
      <text:p text:style-name="P11"><text:span text:style-name="T27"><text:tab/> */</text:span></text:p>
      <text:p text:style-name="P11"><text:span text:style-name="T1"><text:tab/></text:span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11"><text:span text:style-name="T1"><text:tab/><text:tab/></text:span><text:span text:style-name="T11">// </text:span><text:span text:style-name="T13">TODO</text:span><text:span text:style-name="T11"> Auto-generated method stub</text:span></text:p>
      <text:p text:style-name="P11"><text:span text:style-name="T1"><text:tab/><text:tab/>PrintWriter </text:span><text:span text:style-name="T10">pw</text:span><text:span text:style-name="T1">=</text:span><text:span text:style-name="T9">response</text:span><text:span text:style-name="T1">.getWriter();</text:span></text:p>
      <text:p text:style-name="P11"><text:span text:style-name="T1"><text:tab/><text:tab/>String </text:span><text:span text:style-name="T9">name</text:span><text:span text:style-name="T1">= </text:span><text:span text:style-name="T9">request</text:span><text:span text:style-name="T1">.getParameter(</text:span><text:span text:style-name="T14">"name"</text:span><text:span text:style-name="T1">);</text:span></text:p>
      <text:p text:style-name="P11"><text:span text:style-name="T1"><text:tab/><text:tab/>String </text:span><text:span text:style-name="T9">pass</text:span><text:span text:style-name="T1">= </text:span><text:span text:style-name="T9">request</text:span><text:span text:style-name="T1">.getParameter(</text:span><text:span text:style-name="T14">"pass"</text:span><text:span text:style-name="T1">);</text:span></text:p>
      <text:p text:style-name="P11"><text:span text:style-name="T1"><text:tab/><text:tab/>String </text:span><text:span text:style-name="T9">s</text:span><text:span text:style-name="T1"> =</text:span><text:span text:style-name="T9">request</text:span><text:span text:style-name="T1">.getParameter(</text:span><text:span text:style-name="T14">"s"</text:span><text:span text:style-name="T1">);</text:span></text:p>
      <text:p text:style-name="P11"><text:span text:style-name="T1"><text:tab/><text:tab/></text:span><text:span text:style-name="T7">if</text:span><text:span text:style-name="T1">(</text:span><text:span text:style-name="T9">name</text:span><text:span text:style-name="T1">.equals(</text:span><text:span text:style-name="T14">"sa"</text:span><text:span text:style-name="T1">) &amp;&amp; </text:span><text:span text:style-name="T9">pass</text:span><text:span text:style-name="T1">.equals(</text:span><text:span text:style-name="T14">"pass"</text:span><text:span text:style-name="T1">))</text:span></text:p>
      <text:p text:style-name="P11"><text:span text:style-name="T1"><text:tab/><text:tab/>{</text:span></text:p>
      <text:p text:style-name="P11"><text:span text:style-name="T1"><text:tab/><text:tab/><text:tab/></text:span><text:span text:style-name="T7">switch</text:span><text:span text:style-name="T1">(</text:span><text:span text:style-name="T9">s</text:span><text:span text:style-name="T1">)</text:span></text:p>
      <text:p text:style-name="P11"><text:span text:style-name="T1"><text:tab/><text:tab/><text:tab/>{</text:span></text:p>
      <text:p text:style-name="P11"><text:span text:style-name="T1"><text:tab/><text:tab/><text:tab/></text:span><text:span text:style-name="T7">case</text:span><text:span text:style-name="T1"> </text:span><text:span text:style-name="T14">"2"</text:span><text:span text:style-name="T1">:</text:span></text:p>
      <text:p text:style-name="P11"><text:span text:style-name="T1"><text:tab/><text:tab/><text:tab/></text:span></text:p>
      <text:p text:style-name="P11"><text:span text:style-name="T1"><text:tab/><text:tab/><text:tab/></text:span><text:span text:style-name="T9">response</text:span><text:span text:style-name="T1">.sendRedirect(</text:span><text:span text:style-name="T14">"Adminhome.html"</text:span><text:span text:style-name="T1">);</text:span></text:p>
      <text:p text:style-name="P11"><text:span text:style-name="T1"><text:tab/><text:tab/><text:tab/></text:span><text:span text:style-name="T7">break</text:span><text:span text:style-name="T1">;</text:span></text:p>
      <text:p text:style-name="P11"><text:span text:style-name="T1"><text:tab/><text:tab/><text:tab/></text:span></text:p>
      <text:p text:style-name="P11"><text:span text:style-name="T1"><text:tab/><text:tab/><text:tab/></text:span><text:span text:style-name="T7">case</text:span><text:span text:style-name="T1"> </text:span><text:span text:style-name="T14">"1"</text:span><text:span text:style-name="T1">:</text:span></text:p>
      <text:p text:style-name="P11"><text:span text:style-name="T1"><text:tab/><text:tab/><text:tab/><text:tab/></text:span><text:span text:style-name="T9">response</text:span><text:span text:style-name="T1">.sendRedirect(</text:span><text:span text:style-name="T14">"Userhome.html"</text:span><text:span text:style-name="T1">);</text:span></text:p>
      <text:p text:style-name="P11"><text:span text:style-name="T1"><text:tab/><text:tab/><text:tab/><text:tab/></text:span><text:span text:style-name="T7">break</text:span><text:span text:style-name="T1">;</text:span></text:p>
      <text:p text:style-name="P11"><text:soft-page-break/><text:span text:style-name="T1"><text:tab/><text:tab/><text:tab/>}</text:span></text:p>
      <text:p text:style-name="P11"><text:span text:style-name="T1"><text:tab/><text:tab/>}</text:span></text:p>
      <text:p text:style-name="P11"><text:span text:style-name="T1"><text:tab/><text:tab/></text:span><text:span text:style-name="T7">else</text:span><text:span text:style-name="T1">{</text:span></text:p>
      <text:p text:style-name="P11"><text:span text:style-name="T1"><text:tab/><text:tab/><text:tab/></text:span><text:span text:style-name="T9">response</text:span><text:span text:style-name="T1">.sendRedirect(</text:span><text:span text:style-name="T14">"error.html"</text:span><text:span text:style-name="T1">);</text:span></text:p>
      <text:p text:style-name="P11"><text:span text:style-name="T1"><text:tab/>}</text:span></text:p>
      <text:p text:style-name="P11"><text:span text:style-name="T1"><text:tab/>}</text:span></text:p>
      <text:p text:style-name="P12"/>
      <text:p text:style-name="P11"><text:span text:style-name="T1"><text:tab/></text:span><text:span text:style-name="T27">/**</text:span></text:p>
      <text:p text:style-name="P11"><text:span text:style-name="T27"><text:tab/> * </text:span><text:span text:style-name="T13">@see</text:span><text:span text:style-name="T27"> HttpServlet#doPost(HttpServletRequest request, HttpServletResponse response)</text:span></text:p>
      <text:p text:style-name="P11"><text:span text:style-name="T27"><text:tab/> */</text:span></text:p>
      <text:p text:style-name="P11"><text:span text:style-name="T1"><text:tab/></text:span><text:span text:style-name="T7">protected</text:span><text:span text:style-name="T1"> </text:span><text:span text:style-name="T7">void</text:span><text:span text:style-name="T1"> doPos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11"><text:span text:style-name="T1"><text:tab/><text:tab/></text:span><text:span text:style-name="T11">// </text:span><text:span text:style-name="T13">TODO</text:span><text:span text:style-name="T11"> Auto-generated method stub</text:span></text:p>
      <text:p text:style-name="P11"><text:span text:style-name="T1"><text:tab/><text:tab/>doGet(</text:span><text:span text:style-name="T9">request</text:span><text:span text:style-name="T1">, </text:span><text:span text:style-name="T9">response</text:span><text:span text:style-name="T1">);</text:span></text:p>
      <text:p text:style-name="P11"><text:span text:style-name="T1"><text:tab/>}</text:span></text:p>
      <text:p text:style-name="P12"/>
      <text:p text:style-name="P13"><text:span text:style-name="T1">}</text:span></text:p>
      <text:p text:style-name="P9"><text:span text:style-name="T4">5.</text:span></text:p>
      <text:p text:style-name="P9"><text:span text:style-name="T18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9">&lt;</text:span><text:span text:style-name="T21">center</text:span><text:span text:style-name="T19">&gt;</text:span></text:p>
      <text:p text:style-name="P11"><text:span text:style-name="T19">&lt;</text:span><text:span text:style-name="T21">table</text:span><text:span text:style-name="T19">&gt;</text:span></text:p>
      <text:p text:style-name="P11"><text:span text:style-name="T19">&lt;</text:span><text:span text:style-name="T21">form</text:span><text:span text:style-name="T5"> </text:span><text:span text:style-name="T24">action</text:span><text:span text:style-name="T5"> =</text:span><text:span text:style-name="T16">"MultiplyTableServlet1"</text:span><text:span text:style-name="T19">&gt;</text:span></text:p>
      <text:p text:style-name="P11"><text:span text:style-name="T5">Enter Number </text:span><text:span text:style-name="T19">&lt;</text:span><text:span text:style-name="T21">input</text:span><text:span text:style-name="T5"> </text:span><text:span text:style-name="T24">type</text:span><text:span text:style-name="T5"> =</text:span><text:span text:style-name="T16">"text"</text:span><text:span text:style-name="T5"> </text:span><text:span text:style-name="T24">name</text:span><text:span text:style-name="T5"> =</text:span><text:span text:style-name="T16">"num"</text:span><text:span text:style-name="T19">&gt;</text:span><text:span text:style-name="T5"> </text:span><text:span text:style-name="T19">&lt;</text:span><text:span text:style-name="T21">br</text:span><text:span text:style-name="T19">&gt;</text:span></text:p>
      <text:p text:style-name="P11"><text:span text:style-name="T19">&lt;</text:span><text:span text:style-name="T21">input</text:span><text:span text:style-name="T5"> </text:span><text:span text:style-name="T24">type</text:span><text:span text:style-name="T5"> = </text:span><text:span text:style-name="T16">"submit"</text:span><text:span text:style-name="T5"> </text:span><text:span text:style-name="T24">value</text:span><text:span text:style-name="T5">=</text:span><text:span text:style-name="T16">"submit"</text:span><text:span text:style-name="T19">&gt;</text:span><text:span text:style-name="T5"> </text:span></text:p>
      <text:p text:style-name="P12"/>
      <text:p text:style-name="P11"><text:span text:style-name="T19">&lt;/</text:span><text:span text:style-name="T21">table</text:span><text:span text:style-name="T19">&gt;</text:span></text:p>
      <text:p text:style-name="P11"><text:span text:style-name="T19">&lt;/</text:span><text:span text:style-name="T21">form</text:span><text:span text:style-name="T19">&gt;</text:span></text:p>
      <text:p text:style-name="P11"><text:span text:style-name="T19">&lt;/</text:span><text:span text:style-name="T21">center</text:span><text:span text:style-name="T19">&gt;</text:span></text:p>
      <text:p text:style-name="P11"><text:span text:style-name="T17">&lt;/</text:span><text:span text:style-name="T20">body</text:span><text:span text:style-name="T17">&gt;</text:span></text:p>
      <text:p text:style-name="P9"><text:span text:style-name="T17">&lt;/</text:span><text:span text:style-name="T20">html</text:span><text:span text:style-name="T17">&gt;</text:span></text:p>
      <text:p text:style-name="P9"><text:span text:style-name="T4">...................</text:span></text:p>
      <text:p text:style-name="P9"><text:span text:style-name="T8">package</text:span><text:span text:style-name="T1"> com.dsrc;</text:span></text:p>
      <text:p text:style-name="P12"/>
      <text:p text:style-name="P11"><text:span text:style-name="T7">import</text:span><text:span text:style-name="T1"> java.io.IOException;</text:span></text:p>
      <text:p text:style-name="P11"><text:span text:style-name="T7">import</text:span><text:span text:style-name="T1"> java.io.PrintWriter;</text:span></text:p>
      <text:p text:style-name="P12"/>
      <text:p text:style-name="P11"><text:span text:style-name="T7">import</text:span><text:span text:style-name="T1"> javax.servlet.ServletException;</text:span></text:p>
      <text:p text:style-name="P11"><text:span text:style-name="T7">import</text:span><text:span text:style-name="T1"> javax.servlet.annotation.WebServlet;</text:span></text:p>
      <text:p text:style-name="P11"><text:span text:style-name="T7">import</text:span><text:span text:style-name="T1"> javax.servlet.http.HttpServlet;</text:span></text:p>
      <text:p text:style-name="P11"><text:span text:style-name="T7">import</text:span><text:span text:style-name="T1"> javax.servlet.http.HttpServletRequest;</text:span></text:p>
      <text:p text:style-name="P11"><text:span text:style-name="T7">import</text:span><text:span text:style-name="T1"> javax.servlet.http.HttpServletResponse;</text:span></text:p>
      <text:p text:style-name="P12"/>
      <text:p text:style-name="P11"><text:span text:style-name="T27">/**</text:span></text:p>
      <text:p text:style-name="P11"><text:span text:style-name="T27"><text:s/>* </text:span><text:span text:style-name="T28">Servlet</text:span><text:span text:style-name="T27"> implementation class MultiplyTableServlet1</text:span></text:p>
      <text:p text:style-name="P11"><text:span text:style-name="T27"><text:s/>*/</text:span></text:p>
      <text:p text:style-name="P11"><text:span text:style-name="T29">@WebServlet</text:span><text:span text:style-name="T1">(</text:span><text:span text:style-name="T14">"/MultiplyTableServlet1"</text:span><text:span text:style-name="T1">)</text:span></text:p>
      <text:p text:style-name="P11"><text:span text:style-name="T7">public</text:span><text:span text:style-name="T1"> </text:span><text:span text:style-name="T7">class</text:span><text:span text:style-name="T1"> MultiplyTableServlet1 </text:span><text:span text:style-name="T7">extends</text:span><text:span text:style-name="T1"> HttpServlet {</text:span></text:p>
      <text:p text:style-name="P11"><text:span text:style-name="T1"><text:tab/></text:span><text:span text:style-name="T7">private</text:span><text:span text:style-name="T1"> </text:span><text:span text:style-name="T7">static</text:span><text:span text:style-name="T1"> </text:span><text:span text:style-name="T7">final</text:span><text:span text:style-name="T1"> </text:span><text:span text:style-name="T7">long</text:span><text:span text:style-name="T1"> </text:span><text:span text:style-name="T30">serialVersionUID</text:span><text:span text:style-name="T1"> = 1L;</text:span></text:p>
      <text:p text:style-name="P11"><text:span text:style-name="T1"><text:s text:c="7"/></text:span></text:p>
      <text:p text:style-name="P11"><text:span text:style-name="T1"><text:s text:c="4"/></text:span><text:span text:style-name="T27">/**</text:span></text:p>
      <text:p text:style-name="P11"><text:span text:style-name="T27"><text:s text:c="5"/>* </text:span><text:span text:style-name="T13">@see</text:span><text:span text:style-name="T27"> HttpServlet#HttpServlet()</text:span></text:p>
      <text:p text:style-name="P11"><text:soft-page-break/><text:span text:style-name="T27"><text:s text:c="5"/>*/</text:span></text:p>
      <text:p text:style-name="P11"><text:span text:style-name="T1"><text:s text:c="4"/></text:span><text:span text:style-name="T7">public</text:span><text:span text:style-name="T1"> MultiplyTableServlet1() {</text:span></text:p>
      <text:p text:style-name="P11"><text:span text:style-name="T1"><text:s text:c="8"/></text:span><text:span text:style-name="T7">super</text:span><text:span text:style-name="T1">();</text:span></text:p>
      <text:p text:style-name="P11"><text:span text:style-name="T1"><text:s text:c="8"/></text:span><text:span text:style-name="T11">// </text:span><text:span text:style-name="T13">TODO</text:span><text:span text:style-name="T11"> Auto-generated constructor stub</text:span></text:p>
      <text:p text:style-name="P11"><text:span text:style-name="T1"><text:s text:c="4"/>}</text:span></text:p>
      <text:p text:style-name="P12"/>
      <text:p text:style-name="P11"><text:span text:style-name="T1"><text:tab/></text:span><text:span text:style-name="T27">/**</text:span></text:p>
      <text:p text:style-name="P11"><text:span text:style-name="T27"><text:tab/> * </text:span><text:span text:style-name="T13">@see</text:span><text:span text:style-name="T27"> HttpServlet#doGet(HttpServletRequest request, HttpServletResponse response)</text:span></text:p>
      <text:p text:style-name="P11"><text:span text:style-name="T27"><text:tab/> */</text:span></text:p>
      <text:p text:style-name="P11"><text:span text:style-name="T1"><text:tab/></text:span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11"><text:span text:style-name="T1"><text:tab/><text:tab/></text:span><text:span text:style-name="T11">// </text:span><text:span text:style-name="T13">TODO</text:span><text:span text:style-name="T11"> Auto-generated method stub</text:span></text:p>
      <text:p text:style-name="P11"><text:span text:style-name="T1"><text:tab/><text:tab/>PrintWriter </text:span><text:span text:style-name="T9">pw</text:span><text:span text:style-name="T1">=</text:span><text:span text:style-name="T9">response</text:span><text:span text:style-name="T1">.getWriter();</text:span></text:p>
      <text:p text:style-name="P11"><text:span text:style-name="T1"><text:tab/><text:tab/></text:span><text:span text:style-name="T7">int</text:span><text:span text:style-name="T1"> </text:span><text:span text:style-name="T9">num</text:span><text:span text:style-name="T1"> = Integer.</text:span><text:span text:style-name="T6">parseInt</text:span><text:span text:style-name="T1">(</text:span><text:span text:style-name="T9">request</text:span><text:span text:style-name="T1">.getParameter(</text:span><text:span text:style-name="T14">"num"</text:span><text:span text:style-name="T1">));</text:span></text:p>
      <text:p text:style-name="P11"><text:span text:style-name="T1"><text:tab/><text:tab/></text:span><text:span text:style-name="T9">pw</text:span><text:span text:style-name="T1">.println(</text:span><text:span text:style-name="T14">"&lt;html&gt; &lt;body&gt; &lt;center&gt; &lt;table border = 2 width=35%&gt;"</text:span><text:span text:style-name="T1">);</text:span></text:p>
      <text:p text:style-name="P11"><text:span text:style-name="T1"><text:tab/><text:tab/></text:span><text:span text:style-name="T7">for</text:span><text:span text:style-name="T1">(</text:span><text:span text:style-name="T7">int</text:span><text:span text:style-name="T1"> </text:span><text:span text:style-name="T9">i</text:span><text:span text:style-name="T1">=0;</text:span><text:span text:style-name="T9">i</text:span><text:span text:style-name="T1">&lt;=12;</text:span><text:span text:style-name="T9">i</text:span><text:span text:style-name="T1">++)</text:span></text:p>
      <text:p text:style-name="P11"><text:span text:style-name="T1"><text:tab/><text:tab/>{</text:span></text:p>
      <text:p text:style-name="P11"><text:span text:style-name="T1"><text:tab/><text:tab/><text:tab/></text:span><text:span text:style-name="T9">pw</text:span><text:span text:style-name="T1">.println(</text:span><text:span text:style-name="T14">"&lt;tr&gt;&lt;td&gt;"</text:span><text:span text:style-name="T1"> +</text:span><text:span text:style-name="T9">num</text:span><text:span text:style-name="T1">+ </text:span><text:span text:style-name="T14">"&lt;/td&gt; &lt;td&gt; X &lt;/td&gt; &lt;td&gt;"</text:span><text:span text:style-name="T1"> + </text:span><text:span text:style-name="T9">i</text:span><text:span text:style-name="T1">+ </text:span><text:span text:style-name="T14">"&lt;/td&gt; &lt;td&gt; = &lt;/td&gt; &lt;td&gt;"</text:span><text:span text:style-name="T1"> +</text:span><text:span text:style-name="T9">num</text:span><text:span text:style-name="T1">*</text:span><text:span text:style-name="T9">i</text:span><text:span text:style-name="T1">+ </text:span><text:span text:style-name="T14">"&lt;/td&gt;&lt;tr&gt;"</text:span><text:span text:style-name="T1">);</text:span></text:p>
      <text:p text:style-name="P11"><text:span text:style-name="T1"><text:tab/><text:tab/>}</text:span></text:p>
      <text:p text:style-name="P11"><text:span text:style-name="T1"><text:tab/><text:tab/></text:span><text:span text:style-name="T9">pw</text:span><text:span text:style-name="T1">.println(</text:span><text:span text:style-name="T14">"&lt;/table&gt; &lt;/center&gt; &lt;/body&gt; &lt;/html&gt;"</text:span><text:span text:style-name="T1">);</text:span></text:p>
      <text:p text:style-name="P11"><text:span text:style-name="T1"><text:tab/>}</text:span></text:p>
      <text:p text:style-name="P12"/>
      <text:p text:style-name="P11"><text:span text:style-name="T1"><text:tab/></text:span><text:span text:style-name="T27">/**</text:span></text:p>
      <text:p text:style-name="P11"><text:span text:style-name="T27"><text:tab/> * </text:span><text:span text:style-name="T13">@see</text:span><text:span text:style-name="T27"> HttpServlet#doPost(HttpServletRequest request, HttpServletResponse response)</text:span></text:p>
      <text:p text:style-name="P11"><text:span text:style-name="T27"><text:tab/> */</text:span></text:p>
      <text:p text:style-name="P11"><text:span text:style-name="T1"><text:tab/></text:span><text:span text:style-name="T7">protected</text:span><text:span text:style-name="T1"> </text:span><text:span text:style-name="T7">void</text:span><text:span text:style-name="T1"> doPos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11"><text:span text:style-name="T1"><text:tab/><text:tab/></text:span><text:span text:style-name="T11">// </text:span><text:span text:style-name="T13">TODO</text:span><text:span text:style-name="T11"> Auto-generated method stub</text:span></text:p>
      <text:p text:style-name="P11"><text:span text:style-name="T1"><text:tab/><text:tab/>doGet(</text:span><text:span text:style-name="T9">request</text:span><text:span text:style-name="T1">, </text:span><text:span text:style-name="T9">response</text:span><text:span text:style-name="T1">);</text:span></text:p>
      <text:p text:style-name="P11"><text:span text:style-name="T1"><text:tab/>}</text:span></text:p>
      <text:p text:style-name="P12"/>
      <text:p text:style-name="P13"><text:span text:style-name="T1">}</text:span></text:p>
      <text:p text:style-name="P10"><text:span text:style-name="T4">6.</text:span></text:p>
      <text:p text:style-name="P10"><text:span text:style-name="T4"/></text:p>
      <text:p text:style-name="P10"><text:span text:style-name="T18">&lt;!</text:span><text:span text:style-name="T20">DOCTYPE</text:span><text:span text:style-name="T22"> </text:span><text:span text:style-name="T17">html&gt;</text:span></text:p>
      <text:p text:style-name="P11"><text:span text:style-name="T17">&lt;</text:span><text:span text:style-name="T20">html</text:span><text:span text:style-name="T17">&gt;</text:span></text:p>
      <text:p text:style-name="P11"><text:span text:style-name="T17">&lt;</text:span><text:span text:style-name="T20">head</text:span><text:span text:style-name="T17">&gt;</text:span></text:p>
      <text:p text:style-name="P11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11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11"><text:span text:style-name="T17">&lt;/</text:span><text:span text:style-name="T20">head</text:span><text:span text:style-name="T17">&gt;</text:span></text:p>
      <text:p text:style-name="P11"><text:span text:style-name="T17">&lt;</text:span><text:span text:style-name="T20">body</text:span><text:span text:style-name="T17">&gt;</text:span></text:p>
      <text:p text:style-name="P11"><text:span text:style-name="T19">&lt;</text:span><text:span text:style-name="T21">center</text:span><text:span text:style-name="T19">&gt;</text:span><text:span text:style-name="T5"> </text:span></text:p>
      <text:p text:style-name="P11"><text:span text:style-name="T19">&lt;</text:span><text:span text:style-name="T21">form</text:span><text:span text:style-name="T5"> </text:span><text:span text:style-name="T24">action</text:span><text:span text:style-name="T5"> =</text:span><text:span text:style-name="T16">"GetServlet1"</text:span><text:span text:style-name="T19">&gt;</text:span></text:p>
      <text:p text:style-name="P11"><text:span text:style-name="T5">Select Country </text:span><text:span text:style-name="T19">&lt;</text:span><text:span text:style-name="T21">select</text:span><text:span text:style-name="T5"> </text:span><text:span text:style-name="T24">name</text:span><text:span text:style-name="T5">= </text:span><text:span text:style-name="T16">"s"</text:span><text:span text:style-name="T19">&gt;</text:span></text:p>
      <text:p text:style-name="P11"><text:span text:style-name="T19">&lt;</text:span><text:span text:style-name="T21">option</text:span><text:span text:style-name="T5"> </text:span><text:span text:style-name="T24">value</text:span><text:span text:style-name="T5"> =</text:span><text:span text:style-name="T16">"1"</text:span><text:span text:style-name="T19">&gt;</text:span><text:span text:style-name="T5"> India </text:span><text:span text:style-name="T19">&lt;/</text:span><text:span text:style-name="T21">option</text:span><text:span text:style-name="T19">&gt;</text:span></text:p>
      <text:p text:style-name="P11"><text:span text:style-name="T19">&lt;</text:span><text:span text:style-name="T21">option</text:span><text:span text:style-name="T5"> </text:span><text:span text:style-name="T24">value</text:span><text:span text:style-name="T5"> =</text:span><text:span text:style-name="T16">"2"</text:span><text:span text:style-name="T19">&gt;</text:span><text:span text:style-name="T5"> USA </text:span><text:span text:style-name="T19">&lt;/</text:span><text:span text:style-name="T21">option</text:span><text:span text:style-name="T19">&gt;</text:span></text:p>
      <text:p text:style-name="P11"><text:span text:style-name="T19">&lt;</text:span><text:span text:style-name="T21">option</text:span><text:span text:style-name="T5"> </text:span><text:span text:style-name="T24">value</text:span><text:span text:style-name="T5"> =</text:span><text:span text:style-name="T16">"3"</text:span><text:span text:style-name="T19">&gt;</text:span><text:span text:style-name="T5"> Australia <text:s/></text:span><text:span text:style-name="T19">&lt;/</text:span><text:span text:style-name="T21">option</text:span><text:span text:style-name="T19">&gt;</text:span></text:p>
      <text:p text:style-name="P12"/>
      <text:p text:style-name="P11"><text:span text:style-name="T5"><text:s/></text:span></text:p>
      <text:p text:style-name="P11"><text:span text:style-name="T19">&lt;/</text:span><text:span text:style-name="T21">select</text:span><text:span text:style-name="T19">&gt;</text:span></text:p>
      <text:p text:style-name="P11"><text:span text:style-name="T19">&lt;</text:span><text:span text:style-name="T21">input</text:span><text:span text:style-name="T5"> </text:span><text:span text:style-name="T24">type</text:span><text:span text:style-name="T5">=</text:span><text:span text:style-name="T16">"submit"</text:span><text:span text:style-name="T5"> </text:span><text:span text:style-name="T24">value</text:span><text:span text:style-name="T5">=</text:span><text:span text:style-name="T16">"submit"</text:span><text:span text:style-name="T19">&gt;</text:span></text:p>
      <text:p text:style-name="P11"><text:span text:style-name="T19">&lt;/</text:span><text:span text:style-name="T21">form</text:span><text:span text:style-name="T19">&gt;</text:span></text:p>
      <text:p text:style-name="P11"><text:span text:style-name="T19">&lt;/</text:span><text:span text:style-name="T21">center</text:span><text:span text:style-name="T19">&gt;</text:span></text:p>
      <text:p text:style-name="P11"><text:span text:style-name="T17">&lt;/</text:span><text:span text:style-name="T20">body</text:span><text:span text:style-name="T17">&gt;</text:span></text:p>
      <text:p text:style-name="P10"><text:span text:style-name="T17">&lt;/</text:span><text:span text:style-name="T20">html</text:span><text:span text:style-name="T17">&gt;</text:span></text:p>
      <text:p text:style-name="P10"><text:span text:style-name="T4">.....</text:span></text:p>
      <text:p text:style-name="P10"><text:soft-page-break/><text:span text:style-name="T8">package</text:span><text:span text:style-name="T1"> com.dsrc;</text:span></text:p>
      <text:p text:style-name="P12"/>
      <text:p text:style-name="P11"><text:span text:style-name="T7">import</text:span><text:span text:style-name="T1"> java.io.IOException;</text:span></text:p>
      <text:p text:style-name="P11"><text:span text:style-name="T7">import</text:span><text:span text:style-name="T1"> java.io.PrintWriter;</text:span></text:p>
      <text:p text:style-name="P12"/>
      <text:p text:style-name="P11"><text:span text:style-name="T7">import</text:span><text:span text:style-name="T1"> javax.servlet.ServletException;</text:span></text:p>
      <text:p text:style-name="P11"><text:span text:style-name="T7">import</text:span><text:span text:style-name="T1"> javax.servlet.annotation.WebServlet;</text:span></text:p>
      <text:p text:style-name="P11"><text:span text:style-name="T7">import</text:span><text:span text:style-name="T1"> javax.servlet.http.HttpServlet;</text:span></text:p>
      <text:p text:style-name="P11"><text:span text:style-name="T7">import</text:span><text:span text:style-name="T1"> javax.servlet.http.HttpServletRequest;</text:span></text:p>
      <text:p text:style-name="P11"><text:span text:style-name="T7">import</text:span><text:span text:style-name="T1"> javax.servlet.http.HttpServletResponse;</text:span></text:p>
      <text:p text:style-name="P12"/>
      <text:p text:style-name="P11"><text:span text:style-name="T27">/**</text:span></text:p>
      <text:p text:style-name="P11"><text:span text:style-name="T27"><text:s/>* </text:span><text:span text:style-name="T28">Servlet</text:span><text:span text:style-name="T27"> implementation class GetServlet1</text:span></text:p>
      <text:p text:style-name="P11"><text:span text:style-name="T27"><text:s/>*/</text:span></text:p>
      <text:p text:style-name="P11"><text:span text:style-name="T29">@WebServlet</text:span><text:span text:style-name="T1">(</text:span><text:span text:style-name="T14">"/GetServlet1"</text:span><text:span text:style-name="T1">)</text:span></text:p>
      <text:p text:style-name="P11"><text:span text:style-name="T7">public</text:span><text:span text:style-name="T1"> </text:span><text:span text:style-name="T7">class</text:span><text:span text:style-name="T1"> GetServlet1 </text:span><text:span text:style-name="T7">extends</text:span><text:span text:style-name="T1"> HttpServlet {</text:span></text:p>
      <text:p text:style-name="P11"><text:span text:style-name="T1"><text:tab/></text:span><text:span text:style-name="T7">private</text:span><text:span text:style-name="T1"> </text:span><text:span text:style-name="T7">static</text:span><text:span text:style-name="T1"> </text:span><text:span text:style-name="T7">final</text:span><text:span text:style-name="T1"> </text:span><text:span text:style-name="T7">long</text:span><text:span text:style-name="T1"> </text:span><text:span text:style-name="T30">serialVersionUID</text:span><text:span text:style-name="T1"> = 1L;</text:span></text:p>
      <text:p text:style-name="P11"><text:span text:style-name="T1"><text:s text:c="7"/></text:span></text:p>
      <text:p text:style-name="P11"><text:span text:style-name="T1"><text:s text:c="4"/></text:span><text:span text:style-name="T27">/**</text:span></text:p>
      <text:p text:style-name="P11"><text:span text:style-name="T27"><text:s text:c="5"/>* </text:span><text:span text:style-name="T13">@see</text:span><text:span text:style-name="T27"> HttpServlet#HttpServlet()</text:span></text:p>
      <text:p text:style-name="P11"><text:span text:style-name="T27"><text:s text:c="5"/>*/</text:span></text:p>
      <text:p text:style-name="P11"><text:span text:style-name="T1"><text:s text:c="4"/></text:span><text:span text:style-name="T7">public</text:span><text:span text:style-name="T1"> GetServlet1() {</text:span></text:p>
      <text:p text:style-name="P11"><text:span text:style-name="T1"><text:s text:c="8"/></text:span><text:span text:style-name="T7">super</text:span><text:span text:style-name="T1">();</text:span></text:p>
      <text:p text:style-name="P11"><text:span text:style-name="T1"><text:s text:c="8"/></text:span><text:span text:style-name="T11">// </text:span><text:span text:style-name="T13">TODO</text:span><text:span text:style-name="T11"> Auto-generated constructor stub</text:span></text:p>
      <text:p text:style-name="P11"><text:span text:style-name="T1"><text:s text:c="4"/>}</text:span></text:p>
      <text:p text:style-name="P12"/>
      <text:p text:style-name="P11"><text:span text:style-name="T1"><text:tab/></text:span><text:span text:style-name="T27">/**</text:span></text:p>
      <text:p text:style-name="P11"><text:span text:style-name="T27"><text:tab/> * </text:span><text:span text:style-name="T13">@see</text:span><text:span text:style-name="T27"> HttpServlet#doGet(HttpServletRequest request, HttpServletResponse response)</text:span></text:p>
      <text:p text:style-name="P11"><text:span text:style-name="T27"><text:tab/> */</text:span></text:p>
      <text:p text:style-name="P11"><text:span text:style-name="T1"><text:tab/></text:span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11"><text:span text:style-name="T1"><text:tab/><text:tab/></text:span><text:span text:style-name="T11">// </text:span><text:span text:style-name="T13">TODO</text:span><text:span text:style-name="T11"> Auto-generated method stub</text:span></text:p>
      <text:p text:style-name="P11"><text:span text:style-name="T1"><text:tab/><text:tab/>PrintWriter </text:span><text:span text:style-name="T9">pw</text:span><text:span text:style-name="T1">=</text:span><text:span text:style-name="T9">response</text:span><text:span text:style-name="T1">.getWriter();</text:span></text:p>
      <text:p text:style-name="P11"><text:span text:style-name="T1"><text:tab/><text:tab/></text:span></text:p>
      <text:p text:style-name="P11"><text:span text:style-name="T1"><text:tab/><text:tab/>String </text:span><text:span text:style-name="T9">s</text:span><text:span text:style-name="T1"> = </text:span><text:span text:style-name="T9">request</text:span><text:span text:style-name="T1">.getParameter(</text:span><text:span text:style-name="T14">"s"</text:span><text:span text:style-name="T1">);</text:span></text:p>
      <text:p text:style-name="P11"><text:span text:style-name="T1"><text:tab/><text:tab/></text:span><text:span text:style-name="T9">pw</text:span><text:span text:style-name="T1">.println(</text:span><text:span text:style-name="T14">"&lt;html&gt; &lt;body&gt;"</text:span><text:span text:style-name="T1">);</text:span></text:p>
      <text:p text:style-name="P11"><text:span text:style-name="T1"><text:tab/><text:tab/></text:span><text:span text:style-name="T9">pw</text:span><text:span text:style-name="T1">.println(</text:span><text:span text:style-name="T14">"&lt;center&gt; Cities &lt;/center&gt; &lt;br&gt; &lt;br&gt;"</text:span><text:span text:style-name="T1">);</text:span></text:p>
      <text:p text:style-name="P11"><text:span text:style-name="T1"><text:tab/><text:tab/>{</text:span></text:p>
      <text:p text:style-name="P11"><text:span text:style-name="T1"><text:tab/><text:tab/><text:tab/></text:span><text:span text:style-name="T7">switch</text:span><text:span text:style-name="T1">(</text:span><text:span text:style-name="T9">s</text:span><text:span text:style-name="T1">)</text:span></text:p>
      <text:p text:style-name="P11"><text:span text:style-name="T1"><text:tab/><text:tab/><text:tab/>{</text:span></text:p>
      <text:p text:style-name="P11"><text:span text:style-name="T1"><text:tab/><text:tab/><text:tab/></text:span><text:span text:style-name="T7">case</text:span><text:span text:style-name="T1"> </text:span><text:span text:style-name="T14">"1"</text:span><text:span text:style-name="T1">:</text:span></text:p>
      <text:p text:style-name="P11"><text:span text:style-name="T1"><text:tab/><text:tab/><text:tab/><text:tab/></text:span><text:span text:style-name="T9">pw</text:span><text:span text:style-name="T1">.println(</text:span><text:span text:style-name="T14">"&lt;center&gt; Chennai , Bengaluru , Cochin &lt;/center&gt;"</text:span><text:span text:style-name="T1">);</text:span></text:p>
      <text:p text:style-name="P11"><text:span text:style-name="T1"><text:tab/><text:tab/><text:tab/><text:tab/></text:span><text:span text:style-name="T7">break</text:span><text:span text:style-name="T1">;</text:span></text:p>
      <text:p text:style-name="P11"><text:span text:style-name="T1"><text:tab/><text:tab/><text:tab/></text:span><text:span text:style-name="T7">case</text:span><text:span text:style-name="T1"> </text:span><text:span text:style-name="T14">"2"</text:span><text:span text:style-name="T1">:</text:span></text:p>
      <text:p text:style-name="P11"><text:span text:style-name="T1"><text:tab/><text:tab/><text:tab/><text:tab/></text:span><text:span text:style-name="T9">pw</text:span><text:span text:style-name="T1">.println(</text:span><text:span text:style-name="T14">"&lt;center&gt; <text:s/>Atlanta , Chicago , Dallas ,Florida &lt;/center&gt;"</text:span><text:span text:style-name="T1">);</text:span></text:p>
      <text:p text:style-name="P11"><text:span text:style-name="T1"><text:tab/><text:tab/><text:tab/><text:tab/></text:span><text:span text:style-name="T7">break</text:span><text:span text:style-name="T1">;</text:span></text:p>
      <text:p text:style-name="P11"><text:span text:style-name="T1"><text:tab/><text:tab/><text:tab/></text:span><text:span text:style-name="T7">case</text:span><text:span text:style-name="T1"> </text:span><text:span text:style-name="T14">"3"</text:span><text:span text:style-name="T1">:</text:span></text:p>
      <text:p text:style-name="P11"><text:span text:style-name="T1"><text:tab/><text:tab/><text:tab/><text:tab/></text:span><text:span text:style-name="T9">pw</text:span><text:span text:style-name="T1">.println(</text:span><text:span text:style-name="T14">"&lt;center&gt; <text:s/>Sidney, canbara &lt;/center&gt;"</text:span><text:span text:style-name="T1">);</text:span></text:p>
      <text:p text:style-name="P11"><text:span text:style-name="T1"><text:tab/><text:tab/><text:tab/><text:tab/></text:span><text:span text:style-name="T7">break</text:span><text:span text:style-name="T1">;</text:span></text:p>
      <text:p text:style-name="P11"><text:span text:style-name="T1"><text:tab/><text:tab/><text:tab/><text:tab/></text:span></text:p>
      <text:p text:style-name="P11"><text:span text:style-name="T1"><text:tab/><text:tab/><text:tab/><text:tab/></text:span></text:p>
      <text:p text:style-name="P11"><text:span text:style-name="T1"><text:tab/><text:tab/><text:tab/>}</text:span></text:p>
      <text:p text:style-name="P11"><text:span text:style-name="T1"><text:tab/><text:tab/>}</text:span></text:p>
      <text:p text:style-name="P11"><text:span text:style-name="T1"><text:tab/><text:tab/></text:span></text:p>
      <text:p text:style-name="P11"><text:span text:style-name="T1"><text:tab/>}</text:span></text:p>
      <text:p text:style-name="P15"><text:span text:style-name="T1">}</text:span></text:p>
      <text:p text:style-name="P10"><text:soft-page-break/><text:span text:style-name="T4"/></text:p>
      <text:p text:style-name="P10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1M39S</meta:editing-duration>
    <meta:editing-cycles>7</meta:editing-cycles>
    <meta:generator>LibreOffice/5.1.5.2$Windows_X86_64 LibreOffice_project/7a864d8825610a8c07cfc3bc01dd4fce6a9447e5</meta:generator>
    <dc:date>2019-06-05T19:04:07.388000000</dc:date>
    <meta:document-statistic meta:table-count="0" meta:image-count="0" meta:object-count="0" meta:page-count="9" meta:paragraph-count="388" meta:word-count="1129" meta:character-count="10530" meta:non-whitespace-character-count="9282"/>
    <meta:user-defined meta:name="Info 1"/>
    <meta:user-defined meta:name="Info 2"/>
    <meta:user-defined meta:name="Info 3"/>
    <meta:user-defined meta:name="Info 4"/>
  </office:meta>
</office:document-meta>
</file>